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margin-top="0cm" fo:margin-bottom="0.353cm" style:contextual-spacing="fals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language="es" fo:country="ES" style:font-name-complex="Arial1"/>
    </style:style>
    <style:style style:name="T3" style:family="text">
      <style:text-properties style:font-name="Arial" fo:language="es" fo:country="ES" officeooo:rsid="000f293b" style:font-name-complex="Arial1"/>
    </style:style>
    <style:style style:name="T4" style:family="text">
      <style:text-properties style:font-name="Arial" fo:language="es" fo:country="ES" fo:font-weight="bold" style:font-weight-asian="bold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<text:tab/></text:span></text:p>
      <text:p text:style-name="Standard"><text:span text:style-name="T1"><text:s text:c="18"/>TAREFA INICIAL PROBA MOODLE </text:span></text:p>
      <text:p text:style-name="P1"/>
      <text:p text:style-name="Standard"><text:span text:style-name="T1">Esta tarefa é para familiarizarnos ca plataforma ESEMTIA <text:s/>e máis co moodle <text:s/></text:span></text:p>
      <text:p text:style-name="Standard"><text:span text:style-name="T1">Busca en internet , no índice tiobe , a popularidade de java . escribe a resposta <text:s/>e ma envias a través do moodle .</text:span></text:p>
      <text:p text:style-name="P1"/>
      <text:p text:style-name="Standard"><text:span text:style-name="T2">El índice de la comunidad de programación </text:span><text:span text:style-name="T4">TIOBE</text:span><text:span text:style-name="T2"> es un indicador de la popularidad de los lenguajes de programación. El índice se actualiza una vez al mes.</text:span></text:p>
      <text:p text:style-name="P2"><text:span text:style-name="T2">Java, en septiembre del 202</text:span><text:span text:style-name="T3">3</text:span><text:span text:style-name="T2"> se encuentra en el </text:span><text:span text:style-name="T3">cuarto</text:span><text:span text:style-name="T2"> puesto (</text:span><text:span text:style-name="T3">bajando un puesto respecto al 2022 con un descendo de 2.23%en ratings</text:span><text:span text:style-name="T2">) con ratings </text:span><text:span text:style-name="T3">9.49</text:span><text:span text:style-name="T2">%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08:26:00</meta:creation-date>
    <meta:initial-creator>ninafontaiña</meta:initial-creator>
    <dc:language>es-ES</dc:language>
    <dc:date>2023-09-15T10:29:15.785645886</dc:date>
    <meta:editing-cycles>3</meta:editing-cycles>
    <meta:editing-duration>PT11M12S</meta:editing-duration>
    <meta:generator>LibreOffice/7.4.5.1$Linux_X86_64 LibreOffice_project/40$Build-1</meta:generator>
    <meta:document-statistic meta:table-count="0" meta:image-count="0" meta:object-count="0" meta:page-count="1" meta:paragraph-count="6" meta:word-count="93" meta:character-count="545" meta:non-whitespace-character-count="432"/>
    <meta:user-defined meta:name="AppVersion">15.0000</meta:user-defined>
    <meta:template xlink:type="simple" xlink:actuate="onRequest" xlink:title="Normal" xlink:href=""/>
  </office:meta>
</office:document-meta>
</file>